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8"/>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Cahier des charges : Gestion de l’éclairage de la zone de culture</text:span></text:p>
      <text:p text:style-name="Horizontal_20_Line"/>
      <text:h text:style-name="Heading_20_2" text:outline-level="2"><text:span text:style-name="Strong_20_Emphasis">1. Introduction</text:span></text:h>
      <text:h text:style-name="Heading_20_3" text:outline-level="3"><text:span text:style-name="Strong_20_Emphasis">1.1. Contexte et objectifs</text:span></text:h>
      <text:p text:style-name="Text_20_body">L’objectif du projet est de concevoir un système de gestion de l’éclairage pour une serre agricole. Ce système permettra de piloter les lampes de culture selon trois modes :</text:p>
      <text:list text:style-name="L1">
        <text:list-item>
          <text:p text:style-name="P1"><text:span text:style-name="Strong_20_Emphasis">Manuel</text:span> : Activation/désactivation à distance via une interface WIFI. </text:p>
        </text:list-item>
        <text:list-item>
          <text:p text:style-name="P1"><text:span text:style-name="Strong_20_Emphasis">Programmée</text:span> : Activation selon un planning défini téléchargeable depuis un site distant. </text:p>
        </text:list-item>
        <text:list-item>
          <text:p text:style-name="P2"><text:span text:style-name="Strong_20_Emphasis">Automatique</text:span> : Activation selon des conditions définies, notamment en fonction de la luminosité ambiante mesurée par un capteur. </text:p>
        </text:list-item>
      </text:list>
      <text:p text:style-name="Text_20_body">Le système devra être accessible à distance et configurable via un site web.</text:p>
      <text:p text:style-name="Horizontal_20_Line"/>
      <text:h text:style-name="Heading_20_2" text:outline-level="2"><text:span text:style-name="Strong_20_Emphasis">2. Besoins fonctionnels</text:span></text:h>
      <text:h text:style-name="Heading_20_3" text:outline-level="3"><text:span text:style-name="Strong_20_Emphasis">2.1. Fonctions principales</text:span></text:h>
      <text:list text:style-name="L2">
        <text:list-item>
          <text:p text:style-name="P3">Piloter l’éclairage en mode manuel, programmé ou automatique. </text:p>
        </text:list-item>
        <text:list-item>
          <text:p text:style-name="P3">Permettre la configuration et la gestion des modes via une interface distante. </text:p>
        </text:list-item>
        <text:list-item>
          <text:p text:style-name="P3">Assurer la lecture des valeurs de luminosité ambiante grâce à un capteur. </text:p>
        </text:list-item>
        <text:list-item>
          <text:p text:style-name="P4">Intégrer une communication entre le site distant et le module de commande via WIFI. </text:p>
        </text:list-item>
      </text:list>
      <text:h text:style-name="Heading_20_3" text:outline-level="3"><text:span text:style-name="Strong_20_Emphasis">2.2. Modes de fonctionnement</text:span></text:h>
      <text:list text:style-name="L3">
        <text:list-item>
          <text:p text:style-name="P5"><text:span text:style-name="Strong_20_Emphasis">Mode manuel</text:span> : </text:p>
          <text:list>
            <text:list-item>
              <text:p text:style-name="P5">L’utilisateur peut allumer ou éteindre les lampes à distance via une interface web. </text:p>
            </text:list-item>
          </text:list>
        </text:list-item>
        <text:list-item>
          <text:p text:style-name="P5"><text:span text:style-name="Strong_20_Emphasis">Mode programmé</text:span> : </text:p>
          <text:list>
            <text:list-item>
              <text:p text:style-name="P5">Le système télécharge un planning prédéfini depuis un site distant et active/désactive les lampes selon ce planning. </text:p>
            </text:list-item>
          </text:list>
        </text:list-item>
        <text:list-item>
          <text:p text:style-name="P5"><text:span text:style-name="Strong_20_Emphasis">Mode automatique</text:span> : </text:p>
          <text:list>
            <text:list-item>
              <text:p text:style-name="P6">Le système ajuste l’éclairage en fonction des données de luminosité ambiante transmises par le capteur. </text:p>
            </text:list-item>
          </text:list>
        </text:list-item>
      </text:list>
      <text:p text:style-name="Horizontal_20_Line"/>
      <text:h text:style-name="Heading_20_2" text:outline-level="2"><text:span text:style-name="Strong_20_Emphasis">3. Contraintes techniques</text:span></text:h>
      <text:h text:style-name="Heading_20_3" text:outline-level="3"><text:span text:style-name="Strong_20_Emphasis">3.1. Matériel requis</text:span></text:h>
      <text:list text:style-name="L4">
        <text:list-item>
          <text:p text:style-name="P7">Carte Arduino, ESP32 ou similaire avec connectivité WIFI. </text:p>
        </text:list-item>
        <text:list-item>
          <text:p text:style-name="P7">Capteur de lumière pour mesurer la luminosité ambiante. </text:p>
        </text:list-item>
        <text:list-item>
          <text:p text:style-name="P7">Carte relais pour commander l’alimentation des lampes. </text:p>
        </text:list-item>
        <text:list-item>
          <text:p text:style-name="P8">Lampes de culture adaptées aux besoins des plantes. </text:p>
        </text:list-item>
      </text:list>
      <text:h text:style-name="Heading_20_3" text:outline-level="3"><text:soft-page-break/><text:span text:style-name="Strong_20_Emphasis">3.2. Logiciels et technologies</text:span></text:h>
      <text:list text:style-name="L5">
        <text:list-item>
          <text:p text:style-name="P9">Développement en <text:span text:style-name="Strong_20_Emphasis">C++ / Arduino IDE</text:span> pour la programmation du microcontrôleur. </text:p>
        </text:list-item>
        <text:list-item>
          <text:p text:style-name="P9">Utilisation d’un <text:span text:style-name="Strong_20_Emphasis">serveur web</text:span> pour l’interface de gestion. </text:p>
        </text:list-item>
        <text:list-item>
          <text:p text:style-name="P9">Protocoles de communication <text:span text:style-name="Strong_20_Emphasis">HTTP / MQTT</text:span> pour l’échange des données. </text:p>
        </text:list-item>
        <text:list-item>
          <text:p text:style-name="P10">Base de données pour stocker la configuration et les historiques. </text:p>
        </text:list-item>
      </text:list>
      <text:p text:style-name="Horizontal_20_Line"/>
      <text:h text:style-name="Heading_20_2" text:outline-level="2"><text:span text:style-name="Strong_20_Emphasis">4. Développement et mise en œuvre</text:span></text:h>
      <text:h text:style-name="Heading_20_3" text:outline-level="3"><text:span text:style-name="Strong_20_Emphasis">4.1. Étapes du projet</text:span></text:h>
      <text:list text:style-name="L6">
        <text:list-item>
          <text:p text:style-name="P11"><text:span text:style-name="Strong_20_Emphasis">Étude du cahier des charges et analyse des besoins.</text:span> </text:p>
        </text:list-item>
        <text:list-item>
          <text:p text:style-name="P11"><text:span text:style-name="Strong_20_Emphasis">Modélisation UML</text:span> : </text:p>
          <text:list>
            <text:list-item>
              <text:p text:style-name="P11">Complétion et validation des diagrammes. </text:p>
            </text:list-item>
          </text:list>
        </text:list-item>
        <text:list-item>
          <text:p text:style-name="P11"><text:span text:style-name="Strong_20_Emphasis">Développement du système</text:span> : </text:p>
          <text:list>
            <text:list-item>
              <text:p text:style-name="P11">Création d’une structure de configuration pour les lampes et modes. </text:p>
            </text:list-item>
            <text:list-item>
              <text:p text:style-name="P11">Développement du protocole de communication entre le site distant et le module d’éclairage. </text:p>
            </text:list-item>
            <text:list-item>
              <text:p text:style-name="P11">Conception et implémentation des classes permettant le contrôle des lampes et la lecture des capteurs. </text:p>
            </text:list-item>
            <text:list-item>
              <text:p text:style-name="P11">Développement des services web pour la configuration à distance. </text:p>
            </text:list-item>
          </text:list>
        </text:list-item>
        <text:list-item>
          <text:p text:style-name="P11"><text:span text:style-name="Strong_20_Emphasis">Tests et validation</text:span> : </text:p>
          <text:list>
            <text:list-item>
              <text:p text:style-name="P11">Tests unitaires et validation des classes. </text:p>
            </text:list-item>
            <text:list-item>
              <text:p text:style-name="P12">Tests d’intégration et validation du système complet. </text:p>
            </text:list-item>
          </text:list>
        </text:list-item>
      </text:list>
      <text:p text:style-name="Horizontal_20_Line"/>
      <text:h text:style-name="Heading_20_2" text:outline-level="2"><text:span text:style-name="Strong_20_Emphasis">5. Critères de validation</text:span></text:h>
      <text:list text:style-name="L7">
        <text:list-item>
          <text:p text:style-name="P13">Le système doit permettre l’allumage et l’extinction des lampes en mode manuel via une interface web. </text:p>
        </text:list-item>
        <text:list-item>
          <text:p text:style-name="P13">Le mode programmé doit exécuter un planning défini et téléchargé depuis le site distant. </text:p>
        </text:list-item>
        <text:list-item>
          <text:p text:style-name="P13">Le mode automatique doit ajuster l’éclairage en fonction des mesures du capteur de lumière. </text:p>
        </text:list-item>
        <text:list-item>
          <text:p text:style-name="P13">La communication entre le site distant et le module doit être fluide et fiable. </text:p>
        </text:list-item>
        <text:list-item>
          <text:p text:style-name="P14">Le système doit fonctionner sur une carte Arduino, ESP32 ou similaire avec connectivité WIFI. </text:p>
        </text:list-item>
      </text:list>
      <text:p text:style-name="Horizontal_20_Line"/>
      <text:h text:style-name="Heading_20_2" text:outline-level="2"><text:span text:style-name="Strong_20_Emphasis">6. Sécurité et maintenance</text:span></text:h>
      <text:list text:style-name="L8">
        <text:list-item>
          <text:p text:style-name="P15">Mise en place d’un protocole sécurisé pour l’échange des données. </text:p>
        </text:list-item>
        <text:list-item>
          <text:p text:style-name="P15">Sauvegarde et mise à jour des configurations sans interruption du service. </text:p>
        </text:list-item>
        <text:list-item>
          <text:p text:style-name="P16">Documentation et support technique pour la maintenance et les évolutions futures. </text:p>
        </text:list-item>
      </text:list>
      <text:p text:style-name="Horizontal_20_Line"/>
      <text:h text:style-name="Heading_20_2" text:outline-level="2"><text:soft-page-break/><text:span text:style-name="Strong_20_Emphasis">7. Conclusion</text:span></text:h>
      <text:p text:style-name="Text_20_body">Ce cahier des charges définit les exigences pour la gestion de l’éclairage d’une serre connectée. Il servira de base pour la conception, le développement et la validation du système. La mise en œuvre suivra une approche méthodique, avec des tests rigoureux pour garantir la fiabilité du produit final.</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9T09:07:13.209000000</meta:creation-date>
    <dc:date>2025-01-29T09:19:10.601000000</dc:date>
    <meta:editing-duration>PT12M3S</meta:editing-duration>
    <meta:editing-cycles>1</meta:editing-cycles>
    <meta:document-statistic meta:table-count="0" meta:image-count="0" meta:object-count="0" meta:page-count="3" meta:paragraph-count="57" meta:word-count="586" meta:character-count="3668" meta:non-whitespace-character-count="3139"/>
    <meta:generator>LibreOffice/24.8.4.2$Windows_X86_64 LibreOffice_project/bb3cfa12c7b1bf994ecc5649a80400d06cd71002</meta:generator>
  </office:meta>
</office:document-meta>
</file>